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864pt" svg:height="432pt" svg:x="239.44pt" svg:y="240.92pt">
            <loext:p draw:notify-on-update-of-ranges="data.A1:data.A1 data.A2:data.A51 data.B1:data.B1 data.B2:data.B51 data.C1:data.C1 data.C2:data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2pt" svg:height="252pt" svg:x="743.87pt" svg:y="104.23pt">
            <loext:p draw:notify-on-update-of-ranges="data.A52:data.C52 data.A53:data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MSJF</text:p>
          </table:table-cell>
        </table:table-row>
        <table:table-row table:style-name="ro1">
          <table:table-cell table:number-columns-repeated="2" office:value-type="float" office:value="1326305" calcext:value-type="float">
            <text:p>1326305</text:p>
          </table:table-cell>
          <table:table-cell office:value-type="float" office:value="1110375" calcext:value-type="float">
            <text:p>1110375</text:p>
          </table:table-cell>
        </table:table-row>
        <table:table-row table:style-name="ro1">
          <table:table-cell table:number-columns-repeated="2" office:value-type="float" office:value="1245663" calcext:value-type="float">
            <text:p>1245663</text:p>
          </table:table-cell>
          <table:table-cell office:value-type="float" office:value="1052314" calcext:value-type="float">
            <text:p>1052314</text:p>
          </table:table-cell>
        </table:table-row>
        <table:table-row table:style-name="ro1">
          <table:table-cell table:number-columns-repeated="2" office:value-type="float" office:value="1282286" calcext:value-type="float">
            <text:p>1282286</text:p>
          </table:table-cell>
          <table:table-cell office:value-type="float" office:value="1076862" calcext:value-type="float">
            <text:p>1076862</text:p>
          </table:table-cell>
        </table:table-row>
        <table:table-row table:style-name="ro1">
          <table:table-cell table:number-columns-repeated="2" office:value-type="float" office:value="1309806" calcext:value-type="float">
            <text:p>1309806</text:p>
          </table:table-cell>
          <table:table-cell office:value-type="float" office:value="1100453" calcext:value-type="float">
            <text:p>1100453</text:p>
          </table:table-cell>
        </table:table-row>
        <table:table-row table:style-name="ro1">
          <table:table-cell table:number-columns-repeated="2" office:value-type="float" office:value="1301784" calcext:value-type="float">
            <text:p>1301784</text:p>
          </table:table-cell>
          <table:table-cell office:value-type="float" office:value="1094089" calcext:value-type="float">
            <text:p>1094089</text:p>
          </table:table-cell>
        </table:table-row>
        <table:table-row table:style-name="ro1">
          <table:table-cell table:number-columns-repeated="2" office:value-type="float" office:value="1227331" calcext:value-type="float">
            <text:p>1227331</text:p>
          </table:table-cell>
          <table:table-cell office:value-type="float" office:value="1035115" calcext:value-type="float">
            <text:p>1035115</text:p>
          </table:table-cell>
        </table:table-row>
        <table:table-row table:style-name="ro1">
          <table:table-cell table:number-columns-repeated="2" office:value-type="float" office:value="1136020" calcext:value-type="float">
            <text:p>1136020</text:p>
          </table:table-cell>
          <table:table-cell office:value-type="float" office:value="964891" calcext:value-type="float">
            <text:p>964891</text:p>
          </table:table-cell>
        </table:table-row>
        <table:table-row table:style-name="ro1">
          <table:table-cell table:number-columns-repeated="2" office:value-type="float" office:value="1183805" calcext:value-type="float">
            <text:p>1183805</text:p>
          </table:table-cell>
          <table:table-cell office:value-type="float" office:value="1001418" calcext:value-type="float">
            <text:p>1001418</text:p>
          </table:table-cell>
        </table:table-row>
        <table:table-row table:style-name="ro1">
          <table:table-cell table:number-columns-repeated="2" office:value-type="float" office:value="1251959" calcext:value-type="float">
            <text:p>1251959</text:p>
          </table:table-cell>
          <table:table-cell office:value-type="float" office:value="1053825" calcext:value-type="float">
            <text:p>1053825</text:p>
          </table:table-cell>
        </table:table-row>
        <table:table-row table:style-name="ro1">
          <table:table-cell table:number-columns-repeated="2" office:value-type="float" office:value="1186705" calcext:value-type="float">
            <text:p>1186705</text:p>
          </table:table-cell>
          <table:table-cell office:value-type="float" office:value="1001650" calcext:value-type="float">
            <text:p>1001650</text:p>
          </table:table-cell>
        </table:table-row>
        <table:table-row table:style-name="ro1">
          <table:table-cell table:number-columns-repeated="2" office:value-type="float" office:value="1207736" calcext:value-type="float">
            <text:p>1207736</text:p>
          </table:table-cell>
          <table:table-cell office:value-type="float" office:value="1022530" calcext:value-type="float">
            <text:p>1022530</text:p>
          </table:table-cell>
        </table:table-row>
        <table:table-row table:style-name="ro1">
          <table:table-cell table:number-columns-repeated="2" office:value-type="float" office:value="1172652" calcext:value-type="float">
            <text:p>1172652</text:p>
          </table:table-cell>
          <table:table-cell office:value-type="float" office:value="991342" calcext:value-type="float">
            <text:p>991342</text:p>
          </table:table-cell>
        </table:table-row>
        <table:table-row table:style-name="ro1">
          <table:table-cell table:number-columns-repeated="2" office:value-type="float" office:value="1245576" calcext:value-type="float">
            <text:p>1245576</text:p>
          </table:table-cell>
          <table:table-cell office:value-type="float" office:value="1051981" calcext:value-type="float">
            <text:p>1051981</text:p>
          </table:table-cell>
        </table:table-row>
        <table:table-row table:style-name="ro1">
          <table:table-cell table:number-columns-repeated="2" office:value-type="float" office:value="1213410" calcext:value-type="float">
            <text:p>1213410</text:p>
          </table:table-cell>
          <table:table-cell office:value-type="float" office:value="1022745" calcext:value-type="float">
            <text:p>1022745</text:p>
          </table:table-cell>
        </table:table-row>
        <table:table-row table:style-name="ro1">
          <table:table-cell table:number-columns-repeated="2" office:value-type="float" office:value="1231545" calcext:value-type="float">
            <text:p>1231545</text:p>
          </table:table-cell>
          <table:table-cell office:value-type="float" office:value="1037850" calcext:value-type="float">
            <text:p>1037850</text:p>
          </table:table-cell>
        </table:table-row>
        <table:table-row table:style-name="ro1">
          <table:table-cell table:number-columns-repeated="2" office:value-type="float" office:value="1305289" calcext:value-type="float">
            <text:p>1305289</text:p>
          </table:table-cell>
          <table:table-cell office:value-type="float" office:value="1098306" calcext:value-type="float">
            <text:p>1098306</text:p>
          </table:table-cell>
        </table:table-row>
        <table:table-row table:style-name="ro1">
          <table:table-cell table:number-columns-repeated="2" office:value-type="float" office:value="1186062" calcext:value-type="float">
            <text:p>1186062</text:p>
          </table:table-cell>
          <table:table-cell office:value-type="float" office:value="1003448" calcext:value-type="float">
            <text:p>1003448</text:p>
          </table:table-cell>
        </table:table-row>
        <table:table-row table:style-name="ro1">
          <table:table-cell table:number-columns-repeated="2" office:value-type="float" office:value="1324349" calcext:value-type="float">
            <text:p>1324349</text:p>
          </table:table-cell>
          <table:table-cell office:value-type="float" office:value="1112315" calcext:value-type="float">
            <text:p>1112315</text:p>
          </table:table-cell>
        </table:table-row>
        <table:table-row table:style-name="ro1">
          <table:table-cell table:number-columns-repeated="2" office:value-type="float" office:value="1185068" calcext:value-type="float">
            <text:p>1185068</text:p>
          </table:table-cell>
          <table:table-cell office:value-type="float" office:value="1006197" calcext:value-type="float">
            <text:p>1006197</text:p>
          </table:table-cell>
        </table:table-row>
        <table:table-row table:style-name="ro1">
          <table:table-cell table:number-columns-repeated="2" office:value-type="float" office:value="1284931" calcext:value-type="float">
            <text:p>1284931</text:p>
          </table:table-cell>
          <table:table-cell office:value-type="float" office:value="1081121" calcext:value-type="float">
            <text:p>1081121</text:p>
          </table:table-cell>
        </table:table-row>
        <table:table-row table:style-name="ro1">
          <table:table-cell table:number-columns-repeated="2" office:value-type="float" office:value="1173912" calcext:value-type="float">
            <text:p>1173912</text:p>
          </table:table-cell>
          <table:table-cell office:value-type="float" office:value="998920" calcext:value-type="float">
            <text:p>998920</text:p>
          </table:table-cell>
        </table:table-row>
        <table:table-row table:style-name="ro1">
          <table:table-cell table:number-columns-repeated="2" office:value-type="float" office:value="1196602" calcext:value-type="float">
            <text:p>1196602</text:p>
          </table:table-cell>
          <table:table-cell office:value-type="float" office:value="1011334" calcext:value-type="float">
            <text:p>1011334</text:p>
          </table:table-cell>
        </table:table-row>
        <table:table-row table:style-name="ro1">
          <table:table-cell table:number-columns-repeated="2" office:value-type="float" office:value="1190488" calcext:value-type="float">
            <text:p>1190488</text:p>
          </table:table-cell>
          <table:table-cell office:value-type="float" office:value="1008148" calcext:value-type="float">
            <text:p>1008148</text:p>
          </table:table-cell>
        </table:table-row>
        <table:table-row table:style-name="ro1">
          <table:table-cell table:number-columns-repeated="2" office:value-type="float" office:value="1254330" calcext:value-type="float">
            <text:p>1254330</text:p>
          </table:table-cell>
          <table:table-cell office:value-type="float" office:value="1058076" calcext:value-type="float">
            <text:p>1058076</text:p>
          </table:table-cell>
        </table:table-row>
        <table:table-row table:style-name="ro1">
          <table:table-cell table:number-columns-repeated="2" office:value-type="float" office:value="1157273" calcext:value-type="float">
            <text:p>1157273</text:p>
          </table:table-cell>
          <table:table-cell office:value-type="float" office:value="982340" calcext:value-type="float">
            <text:p>982340</text:p>
          </table:table-cell>
        </table:table-row>
        <table:table-row table:style-name="ro1">
          <table:table-cell table:number-columns-repeated="2" office:value-type="float" office:value="1265848" calcext:value-type="float">
            <text:p>1265848</text:p>
          </table:table-cell>
          <table:table-cell office:value-type="float" office:value="1064694" calcext:value-type="float">
            <text:p>1064694</text:p>
          </table:table-cell>
        </table:table-row>
        <table:table-row table:style-name="ro1">
          <table:table-cell table:number-columns-repeated="2" office:value-type="float" office:value="1211430" calcext:value-type="float">
            <text:p>1211430</text:p>
          </table:table-cell>
          <table:table-cell office:value-type="float" office:value="1021874" calcext:value-type="float">
            <text:p>1021874</text:p>
          </table:table-cell>
        </table:table-row>
        <table:table-row table:style-name="ro1">
          <table:table-cell table:number-columns-repeated="2" office:value-type="float" office:value="1215980" calcext:value-type="float">
            <text:p>1215980</text:p>
          </table:table-cell>
          <table:table-cell office:value-type="float" office:value="1026926" calcext:value-type="float">
            <text:p>1026926</text:p>
          </table:table-cell>
        </table:table-row>
        <table:table-row table:style-name="ro1">
          <table:table-cell table:number-columns-repeated="2" office:value-type="float" office:value="1193830" calcext:value-type="float">
            <text:p>1193830</text:p>
          </table:table-cell>
          <table:table-cell office:value-type="float" office:value="1008708" calcext:value-type="float">
            <text:p>1008708</text:p>
          </table:table-cell>
        </table:table-row>
        <table:table-row table:style-name="ro1">
          <table:table-cell table:number-columns-repeated="2" office:value-type="float" office:value="1228635" calcext:value-type="float">
            <text:p>1228635</text:p>
          </table:table-cell>
          <table:table-cell office:value-type="float" office:value="1037720" calcext:value-type="float">
            <text:p>1037720</text:p>
          </table:table-cell>
        </table:table-row>
        <table:table-row table:style-name="ro1">
          <table:table-cell table:number-columns-repeated="2" office:value-type="float" office:value="1311001" calcext:value-type="float">
            <text:p>1311001</text:p>
          </table:table-cell>
          <table:table-cell office:value-type="float" office:value="1101241" calcext:value-type="float">
            <text:p>1101241</text:p>
          </table:table-cell>
        </table:table-row>
        <table:table-row table:style-name="ro1">
          <table:table-cell table:number-columns-repeated="2" office:value-type="float" office:value="1278782" calcext:value-type="float">
            <text:p>1278782</text:p>
          </table:table-cell>
          <table:table-cell office:value-type="float" office:value="1074198" calcext:value-type="float">
            <text:p>1074198</text:p>
          </table:table-cell>
        </table:table-row>
        <table:table-row table:style-name="ro1">
          <table:table-cell table:number-columns-repeated="2" office:value-type="float" office:value="1176000" calcext:value-type="float">
            <text:p>1176000</text:p>
          </table:table-cell>
          <table:table-cell office:value-type="float" office:value="996713" calcext:value-type="float">
            <text:p>996713</text:p>
          </table:table-cell>
        </table:table-row>
        <table:table-row table:style-name="ro1">
          <table:table-cell table:number-columns-repeated="2" office:value-type="float" office:value="1208136" calcext:value-type="float">
            <text:p>1208136</text:p>
          </table:table-cell>
          <table:table-cell office:value-type="float" office:value="1021847" calcext:value-type="float">
            <text:p>1021847</text:p>
          </table:table-cell>
        </table:table-row>
        <table:table-row table:style-name="ro1">
          <table:table-cell table:number-columns-repeated="2" office:value-type="float" office:value="1226734" calcext:value-type="float">
            <text:p>1226734</text:p>
          </table:table-cell>
          <table:table-cell office:value-type="float" office:value="1034616" calcext:value-type="float">
            <text:p>1034616</text:p>
          </table:table-cell>
        </table:table-row>
        <table:table-row table:style-name="ro1">
          <table:table-cell table:number-columns-repeated="2" office:value-type="float" office:value="1278510" calcext:value-type="float">
            <text:p>1278510</text:p>
          </table:table-cell>
          <table:table-cell office:value-type="float" office:value="1078837" calcext:value-type="float">
            <text:p>1078837</text:p>
          </table:table-cell>
        </table:table-row>
        <table:table-row table:style-name="ro1">
          <table:table-cell table:number-columns-repeated="2" office:value-type="float" office:value="1225535" calcext:value-type="float">
            <text:p>1225535</text:p>
          </table:table-cell>
          <table:table-cell office:value-type="float" office:value="1036039" calcext:value-type="float">
            <text:p>1036039</text:p>
          </table:table-cell>
        </table:table-row>
        <table:table-row table:style-name="ro1">
          <table:table-cell table:number-columns-repeated="2" office:value-type="float" office:value="1280631" calcext:value-type="float">
            <text:p>1280631</text:p>
          </table:table-cell>
          <table:table-cell office:value-type="float" office:value="1078939" calcext:value-type="float">
            <text:p>1078939</text:p>
          </table:table-cell>
        </table:table-row>
        <table:table-row table:style-name="ro1">
          <table:table-cell table:number-columns-repeated="2" office:value-type="float" office:value="1292892" calcext:value-type="float">
            <text:p>1292892</text:p>
          </table:table-cell>
          <table:table-cell office:value-type="float" office:value="1087045" calcext:value-type="float">
            <text:p>1087045</text:p>
          </table:table-cell>
        </table:table-row>
        <table:table-row table:style-name="ro1">
          <table:table-cell table:number-columns-repeated="2" office:value-type="float" office:value="1266423" calcext:value-type="float">
            <text:p>1266423</text:p>
          </table:table-cell>
          <table:table-cell office:value-type="float" office:value="1066213" calcext:value-type="float">
            <text:p>1066213</text:p>
          </table:table-cell>
        </table:table-row>
        <table:table-row table:style-name="ro1">
          <table:table-cell table:number-columns-repeated="2" office:value-type="float" office:value="1193393" calcext:value-type="float">
            <text:p>1193393</text:p>
          </table:table-cell>
          <table:table-cell office:value-type="float" office:value="1009196" calcext:value-type="float">
            <text:p>1009196</text:p>
          </table:table-cell>
        </table:table-row>
        <table:table-row table:style-name="ro1">
          <table:table-cell table:number-columns-repeated="2" office:value-type="float" office:value="1248068" calcext:value-type="float">
            <text:p>1248068</text:p>
          </table:table-cell>
          <table:table-cell office:value-type="float" office:value="1053801" calcext:value-type="float">
            <text:p>1053801</text:p>
          </table:table-cell>
        </table:table-row>
        <table:table-row table:style-name="ro1">
          <table:table-cell table:number-columns-repeated="2" office:value-type="float" office:value="1300960" calcext:value-type="float">
            <text:p>1300960</text:p>
          </table:table-cell>
          <table:table-cell office:value-type="float" office:value="1093071" calcext:value-type="float">
            <text:p>1093071</text:p>
          </table:table-cell>
        </table:table-row>
        <table:table-row table:style-name="ro1">
          <table:table-cell table:number-columns-repeated="2" office:value-type="float" office:value="1235276" calcext:value-type="float">
            <text:p>1235276</text:p>
          </table:table-cell>
          <table:table-cell office:value-type="float" office:value="1044986" calcext:value-type="float">
            <text:p>1044986</text:p>
          </table:table-cell>
        </table:table-row>
        <table:table-row table:style-name="ro1">
          <table:table-cell table:number-columns-repeated="2" office:value-type="float" office:value="1243976" calcext:value-type="float">
            <text:p>1243976</text:p>
          </table:table-cell>
          <table:table-cell office:value-type="float" office:value="1046458" calcext:value-type="float">
            <text:p>1046458</text:p>
          </table:table-cell>
        </table:table-row>
        <table:table-row table:style-name="ro1">
          <table:table-cell table:number-columns-repeated="2" office:value-type="float" office:value="1287828" calcext:value-type="float">
            <text:p>1287828</text:p>
          </table:table-cell>
          <table:table-cell office:value-type="float" office:value="1083449" calcext:value-type="float">
            <text:p>1083449</text:p>
          </table:table-cell>
        </table:table-row>
        <table:table-row table:style-name="ro1">
          <table:table-cell table:number-columns-repeated="2" office:value-type="float" office:value="1306847" calcext:value-type="float">
            <text:p>1306847</text:p>
          </table:table-cell>
          <table:table-cell office:value-type="float" office:value="1096240" calcext:value-type="float">
            <text:p>1096240</text:p>
          </table:table-cell>
        </table:table-row>
        <table:table-row table:style-name="ro1">
          <table:table-cell table:number-columns-repeated="2" office:value-type="float" office:value="1177266" calcext:value-type="float">
            <text:p>1177266</text:p>
          </table:table-cell>
          <table:table-cell office:value-type="float" office:value="996252" calcext:value-type="float">
            <text:p>996252</text:p>
          </table:table-cell>
        </table:table-row>
        <table:table-row table:style-name="ro1">
          <table:table-cell table:number-columns-repeated="2" office:value-type="float" office:value="1251187" calcext:value-type="float">
            <text:p>1251187</text:p>
          </table:table-cell>
          <table:table-cell office:value-type="float" office:value="1056243" calcext:value-type="float">
            <text:p>1056243</text:p>
          </table:table-cell>
        </table:table-row>
        <table:table-row table:style-name="ro1">
          <table:table-cell table:number-columns-repeated="2" office:value-type="float" office:value="1300811" calcext:value-type="float">
            <text:p>1300811</text:p>
          </table:table-cell>
          <table:table-cell office:value-type="float" office:value="1092281" calcext:value-type="float">
            <text:p>1092281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MSJF</text:p>
          </table:table-cell>
        </table:table-row>
        <table:table-row table:style-name="ro1">
          <table:table-cell table:formula="of:=AVERAGE([.A2:.A51])" office:value-type="float" office:value="1239737.32" calcext:value-type="float">
            <text:p>1239737.32</text:p>
          </table:table-cell>
          <table:table-cell table:formula="of:=AVERAGE([.B2:.B51])" office:value-type="float" office:value="1239737.32" calcext:value-type="float">
            <text:p>1239737.32</text:p>
          </table:table-cell>
          <table:table-cell table:formula="of:=AVERAGE([.C2:.C51])" office:value-type="float" office:value="1045704.64" calcext:value-type="float">
            <text:p>1045704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2:37:37.61429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2:38:03.198941784</dc:date>
    <meta:editing-duration>PT9M41S</meta:editing-duration>
    <meta:editing-cycles>2</meta:editing-cycles>
    <meta:generator>LibreOffice/5.1.6.2$Linux_X86_64 LibreOffice_project/10m0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2.881cm" svg:y="0.44cm" chart:style-name="ch2">
          <text:p>Variable Memory Sizes</text:p>
        </chart:title>
        <chart:legend chart:legend-position="end" svg:x="28.8cm" svg:y="6.823cm" style:legend-expansion="high" chart:style-name="ch3"/>
        <chart:plot-area chart:style-name="ch4" table:cell-range-address="data.A1:data.C51" chart:data-source-has-labels="row" svg:x="1.62cm" svg:y="1.523cm" svg:width="26.571cm" svg:height="12.433cm">
          <chartooo:coordinate-region svg:x="3.167cm" svg:y="1.722cm" svg:width="25.024cm" svg:height="11.587cm"/>
          <chart:axis chart:dimension="x" chart:name="primary-x" chart:style-name="ch5">
            <chart:title svg:x="14.028cm" svg:y="14.26cm" chart:style-name="ch6">
              <text:p>Experiment</text:p>
            </chart:title>
          </chart:axis>
          <chart:axis chart:dimension="y" chart:name="primary-y" chart:style-name="ch7">
            <chart:title svg:x="0.451cm" svg:y="9.159cm" chart:style-name="ch8">
              <text:p>Total Running Time</text:p>
            </chart:title>
            <chart:grid chart:style-name="ch9" chart:class="major"/>
          </chart:axis>
          <chart:series chart:style-name="ch10" chart:values-cell-range-address="data.A2:data.A51" chart:label-cell-address="data.A1:data.A1" chart:class="chart:bar">
            <chart:data-point chart:repeated="50"/>
          </chart:series>
          <chart:series chart:style-name="ch11" chart:values-cell-range-address="data.B2:data.B51" chart:label-cell-address="data.B1:data.B1" chart:class="chart:bar">
            <chart:data-point chart:repeated="50"/>
          </chart:series>
          <chart:series chart:style-name="ch12" chart:values-cell-range-address="data.C2:data.C51" chart:label-cell-address="data.C1:data.C1" chart:class="chart:ba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data.A1:data.A1</svg:desc>
                </draw:g>
              </table:table-cell>
              <table:table-cell office:value-type="string">
                <text:p>SJF</text:p>
                <draw:g>
                  <svg:desc>data.B1:data.B1</svg:desc>
                </draw:g>
              </table:table-cell>
              <table:table-cell office:value-type="string">
                <text:p>MSJF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6305">
                <text:p>1326305</text:p>
                <draw:g>
                  <svg:desc>data.A2:data.A51</svg:desc>
                </draw:g>
              </table:table-cell>
              <table:table-cell office:value-type="float" office:value="1326305">
                <text:p>1326305</text:p>
                <draw:g>
                  <svg:desc>data.B2:data.B51</svg:desc>
                </draw:g>
              </table:table-cell>
              <table:table-cell office:value-type="float" office:value="1110375">
                <text:p>1110375</text:p>
                <draw:g>
                  <svg:desc>data.C2:data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5663">
                <text:p>1245663</text:p>
              </table:table-cell>
              <table:table-cell office:value-type="float" office:value="1245663">
                <text:p>1245663</text:p>
              </table:table-cell>
              <table:table-cell office:value-type="float" office:value="1052314">
                <text:p>1052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2286">
                <text:p>1282286</text:p>
              </table:table-cell>
              <table:table-cell office:value-type="float" office:value="1282286">
                <text:p>1282286</text:p>
              </table:table-cell>
              <table:table-cell office:value-type="float" office:value="1076862">
                <text:p>1076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9806">
                <text:p>1309806</text:p>
              </table:table-cell>
              <table:table-cell office:value-type="float" office:value="1309806">
                <text:p>1309806</text:p>
              </table:table-cell>
              <table:table-cell office:value-type="float" office:value="1100453">
                <text:p>1100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1784">
                <text:p>1301784</text:p>
              </table:table-cell>
              <table:table-cell office:value-type="float" office:value="1301784">
                <text:p>1301784</text:p>
              </table:table-cell>
              <table:table-cell office:value-type="float" office:value="1094089">
                <text:p>1094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7331">
                <text:p>1227331</text:p>
              </table:table-cell>
              <table:table-cell office:value-type="float" office:value="1227331">
                <text:p>1227331</text:p>
              </table:table-cell>
              <table:table-cell office:value-type="float" office:value="1035115">
                <text:p>1035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6020">
                <text:p>1136020</text:p>
              </table:table-cell>
              <table:table-cell office:value-type="float" office:value="1136020">
                <text:p>1136020</text:p>
              </table:table-cell>
              <table:table-cell office:value-type="float" office:value="964891">
                <text:p>964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3805">
                <text:p>1183805</text:p>
              </table:table-cell>
              <table:table-cell office:value-type="float" office:value="1183805">
                <text:p>1183805</text:p>
              </table:table-cell>
              <table:table-cell office:value-type="float" office:value="1001418">
                <text:p>1001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1959">
                <text:p>1251959</text:p>
              </table:table-cell>
              <table:table-cell office:value-type="float" office:value="1251959">
                <text:p>1251959</text:p>
              </table:table-cell>
              <table:table-cell office:value-type="float" office:value="1053825">
                <text:p>1053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6705">
                <text:p>1186705</text:p>
              </table:table-cell>
              <table:table-cell office:value-type="float" office:value="1186705">
                <text:p>1186705</text:p>
              </table:table-cell>
              <table:table-cell office:value-type="float" office:value="1001650">
                <text:p>1001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7736">
                <text:p>1207736</text:p>
              </table:table-cell>
              <table:table-cell office:value-type="float" office:value="1207736">
                <text:p>1207736</text:p>
              </table:table-cell>
              <table:table-cell office:value-type="float" office:value="1022530">
                <text:p>1022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2652">
                <text:p>1172652</text:p>
              </table:table-cell>
              <table:table-cell office:value-type="float" office:value="1172652">
                <text:p>1172652</text:p>
              </table:table-cell>
              <table:table-cell office:value-type="float" office:value="991342">
                <text:p>991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5576">
                <text:p>1245576</text:p>
              </table:table-cell>
              <table:table-cell office:value-type="float" office:value="1245576">
                <text:p>1245576</text:p>
              </table:table-cell>
              <table:table-cell office:value-type="float" office:value="1051981">
                <text:p>1051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3410">
                <text:p>1213410</text:p>
              </table:table-cell>
              <table:table-cell office:value-type="float" office:value="1213410">
                <text:p>1213410</text:p>
              </table:table-cell>
              <table:table-cell office:value-type="float" office:value="1022745">
                <text:p>1022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1545">
                <text:p>1231545</text:p>
              </table:table-cell>
              <table:table-cell office:value-type="float" office:value="1231545">
                <text:p>1231545</text:p>
              </table:table-cell>
              <table:table-cell office:value-type="float" office:value="1037850">
                <text:p>1037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5289">
                <text:p>1305289</text:p>
              </table:table-cell>
              <table:table-cell office:value-type="float" office:value="1305289">
                <text:p>1305289</text:p>
              </table:table-cell>
              <table:table-cell office:value-type="float" office:value="1098306">
                <text:p>1098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6062">
                <text:p>1186062</text:p>
              </table:table-cell>
              <table:table-cell office:value-type="float" office:value="1186062">
                <text:p>1186062</text:p>
              </table:table-cell>
              <table:table-cell office:value-type="float" office:value="1003448">
                <text:p>1003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4349">
                <text:p>1324349</text:p>
              </table:table-cell>
              <table:table-cell office:value-type="float" office:value="1324349">
                <text:p>1324349</text:p>
              </table:table-cell>
              <table:table-cell office:value-type="float" office:value="1112315">
                <text:p>1112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5068">
                <text:p>1185068</text:p>
              </table:table-cell>
              <table:table-cell office:value-type="float" office:value="1185068">
                <text:p>1185068</text:p>
              </table:table-cell>
              <table:table-cell office:value-type="float" office:value="1006197">
                <text:p>1006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4931">
                <text:p>1284931</text:p>
              </table:table-cell>
              <table:table-cell office:value-type="float" office:value="1284931">
                <text:p>1284931</text:p>
              </table:table-cell>
              <table:table-cell office:value-type="float" office:value="1081121">
                <text:p>1081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3912">
                <text:p>1173912</text:p>
              </table:table-cell>
              <table:table-cell office:value-type="float" office:value="1173912">
                <text:p>1173912</text:p>
              </table:table-cell>
              <table:table-cell office:value-type="float" office:value="998920">
                <text:p>998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6602">
                <text:p>1196602</text:p>
              </table:table-cell>
              <table:table-cell office:value-type="float" office:value="1196602">
                <text:p>1196602</text:p>
              </table:table-cell>
              <table:table-cell office:value-type="float" office:value="1011334">
                <text:p>1011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0488">
                <text:p>1190488</text:p>
              </table:table-cell>
              <table:table-cell office:value-type="float" office:value="1190488">
                <text:p>1190488</text:p>
              </table:table-cell>
              <table:table-cell office:value-type="float" office:value="1008148">
                <text:p>1008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4330">
                <text:p>1254330</text:p>
              </table:table-cell>
              <table:table-cell office:value-type="float" office:value="1254330">
                <text:p>1254330</text:p>
              </table:table-cell>
              <table:table-cell office:value-type="float" office:value="1058076">
                <text:p>1058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7273">
                <text:p>1157273</text:p>
              </table:table-cell>
              <table:table-cell office:value-type="float" office:value="1157273">
                <text:p>1157273</text:p>
              </table:table-cell>
              <table:table-cell office:value-type="float" office:value="982340">
                <text:p>9823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5848">
                <text:p>1265848</text:p>
              </table:table-cell>
              <table:table-cell office:value-type="float" office:value="1265848">
                <text:p>1265848</text:p>
              </table:table-cell>
              <table:table-cell office:value-type="float" office:value="1064694">
                <text:p>1064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1430">
                <text:p>1211430</text:p>
              </table:table-cell>
              <table:table-cell office:value-type="float" office:value="1211430">
                <text:p>1211430</text:p>
              </table:table-cell>
              <table:table-cell office:value-type="float" office:value="1021874">
                <text:p>102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5980">
                <text:p>1215980</text:p>
              </table:table-cell>
              <table:table-cell office:value-type="float" office:value="1215980">
                <text:p>1215980</text:p>
              </table:table-cell>
              <table:table-cell office:value-type="float" office:value="1026926">
                <text:p>1026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3830">
                <text:p>1193830</text:p>
              </table:table-cell>
              <table:table-cell office:value-type="float" office:value="1193830">
                <text:p>1193830</text:p>
              </table:table-cell>
              <table:table-cell office:value-type="float" office:value="1008708">
                <text:p>1008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8635">
                <text:p>1228635</text:p>
              </table:table-cell>
              <table:table-cell office:value-type="float" office:value="1228635">
                <text:p>1228635</text:p>
              </table:table-cell>
              <table:table-cell office:value-type="float" office:value="1037720">
                <text:p>10377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1001">
                <text:p>1311001</text:p>
              </table:table-cell>
              <table:table-cell office:value-type="float" office:value="1311001">
                <text:p>1311001</text:p>
              </table:table-cell>
              <table:table-cell office:value-type="float" office:value="1101241">
                <text:p>1101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8782">
                <text:p>1278782</text:p>
              </table:table-cell>
              <table:table-cell office:value-type="float" office:value="1278782">
                <text:p>1278782</text:p>
              </table:table-cell>
              <table:table-cell office:value-type="float" office:value="1074198">
                <text:p>1074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6000">
                <text:p>1176000</text:p>
              </table:table-cell>
              <table:table-cell office:value-type="float" office:value="1176000">
                <text:p>1176000</text:p>
              </table:table-cell>
              <table:table-cell office:value-type="float" office:value="996713">
                <text:p>996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8136">
                <text:p>1208136</text:p>
              </table:table-cell>
              <table:table-cell office:value-type="float" office:value="1208136">
                <text:p>1208136</text:p>
              </table:table-cell>
              <table:table-cell office:value-type="float" office:value="1021847">
                <text:p>1021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6734">
                <text:p>1226734</text:p>
              </table:table-cell>
              <table:table-cell office:value-type="float" office:value="1226734">
                <text:p>1226734</text:p>
              </table:table-cell>
              <table:table-cell office:value-type="float" office:value="1034616">
                <text:p>1034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8510">
                <text:p>1278510</text:p>
              </table:table-cell>
              <table:table-cell office:value-type="float" office:value="1278510">
                <text:p>1278510</text:p>
              </table:table-cell>
              <table:table-cell office:value-type="float" office:value="1078837">
                <text:p>1078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535">
                <text:p>1225535</text:p>
              </table:table-cell>
              <table:table-cell office:value-type="float" office:value="1225535">
                <text:p>1225535</text:p>
              </table:table-cell>
              <table:table-cell office:value-type="float" office:value="1036039">
                <text:p>1036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0631">
                <text:p>1280631</text:p>
              </table:table-cell>
              <table:table-cell office:value-type="float" office:value="1280631">
                <text:p>1280631</text:p>
              </table:table-cell>
              <table:table-cell office:value-type="float" office:value="1078939">
                <text:p>1078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2892">
                <text:p>1292892</text:p>
              </table:table-cell>
              <table:table-cell office:value-type="float" office:value="1292892">
                <text:p>1292892</text:p>
              </table:table-cell>
              <table:table-cell office:value-type="float" office:value="1087045">
                <text:p>1087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6423">
                <text:p>1266423</text:p>
              </table:table-cell>
              <table:table-cell office:value-type="float" office:value="1266423">
                <text:p>1266423</text:p>
              </table:table-cell>
              <table:table-cell office:value-type="float" office:value="1066213">
                <text:p>106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3393">
                <text:p>1193393</text:p>
              </table:table-cell>
              <table:table-cell office:value-type="float" office:value="1193393">
                <text:p>1193393</text:p>
              </table:table-cell>
              <table:table-cell office:value-type="float" office:value="1009196">
                <text:p>1009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8068">
                <text:p>1248068</text:p>
              </table:table-cell>
              <table:table-cell office:value-type="float" office:value="1248068">
                <text:p>1248068</text:p>
              </table:table-cell>
              <table:table-cell office:value-type="float" office:value="1053801">
                <text:p>1053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0960">
                <text:p>1300960</text:p>
              </table:table-cell>
              <table:table-cell office:value-type="float" office:value="1300960">
                <text:p>1300960</text:p>
              </table:table-cell>
              <table:table-cell office:value-type="float" office:value="1093071">
                <text:p>1093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5276">
                <text:p>1235276</text:p>
              </table:table-cell>
              <table:table-cell office:value-type="float" office:value="1235276">
                <text:p>1235276</text:p>
              </table:table-cell>
              <table:table-cell office:value-type="float" office:value="1044986">
                <text:p>1044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3976">
                <text:p>1243976</text:p>
              </table:table-cell>
              <table:table-cell office:value-type="float" office:value="1243976">
                <text:p>1243976</text:p>
              </table:table-cell>
              <table:table-cell office:value-type="float" office:value="1046458">
                <text:p>1046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7828">
                <text:p>1287828</text:p>
              </table:table-cell>
              <table:table-cell office:value-type="float" office:value="1287828">
                <text:p>1287828</text:p>
              </table:table-cell>
              <table:table-cell office:value-type="float" office:value="1083449">
                <text:p>108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6847">
                <text:p>1306847</text:p>
              </table:table-cell>
              <table:table-cell office:value-type="float" office:value="1306847">
                <text:p>1306847</text:p>
              </table:table-cell>
              <table:table-cell office:value-type="float" office:value="1096240">
                <text:p>1096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7266">
                <text:p>1177266</text:p>
              </table:table-cell>
              <table:table-cell office:value-type="float" office:value="1177266">
                <text:p>1177266</text:p>
              </table:table-cell>
              <table:table-cell office:value-type="float" office:value="996252">
                <text:p>996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1187">
                <text:p>1251187</text:p>
              </table:table-cell>
              <table:table-cell office:value-type="float" office:value="1251187">
                <text:p>1251187</text:p>
              </table:table-cell>
              <table:table-cell office:value-type="float" office:value="1056243">
                <text:p>1056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0811">
                <text:p>1300811</text:p>
              </table:table-cell>
              <table:table-cell office:value-type="float" office:value="1300811">
                <text:p>1300811</text:p>
              </table:table-cell>
              <table:table-cell office:value-type="float" office:value="1092281">
                <text:p>109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title svg:x="5.261cm" svg:y="0.313cm" chart:style-name="ch2">
          <text:p>Variable Memory Sizes</text:p>
        </chart:title>
        <chart:subtitle svg:x="5.605cm" svg:y="1.269cm" chart:style-name="ch3">
          <text:p>Average Running Time</text:p>
        </chart:subtitle>
        <chart:plot-area chart:style-name="ch4" table:cell-range-address="data.A52:data.C53" chart:data-source-has-labels="row" svg:x="1.315cm" svg:y="2.129cm" svg:width="13.622cm" svg:height="5.604cm">
          <chartooo:coordinate-region svg:x="2.862cm" svg:y="2.329cm" svg:width="12.075cm" svg:height="4.758cm"/>
          <chart:axis chart:dimension="x" chart:name="primary-x" chart:style-name="ch5" chartooo:axis-type="auto">
            <chartooo:date-scale/>
            <chart:title svg:x="7.381cm" svg:y="7.91cm" chart:style-name="ch6">
              <text:p>Algorithm</text:p>
            </chart:title>
            <chart:categories table:cell-range-address="data.A52:data.C52"/>
          </chart:axis>
          <chart:axis chart:dimension="y" chart:name="primary-y" chart:style-name="ch7">
            <chart:title svg:x="0.451cm" svg:y="7.039cm" chart:style-name="ch8">
              <text:p>Avg Running Time (seconds)</text:p>
            </chart:title>
            <chart:grid chart:style-name="ch9" chart:class="major"/>
          </chart:axis>
          <chart:series chart:style-name="ch10" chart:values-cell-range-address="data.A53:data.C5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data.A52:data.C52</svg:desc>
                </draw:g>
              </table:table-cell>
              <table:table-cell office:value-type="string">
                <text:p>SJF</text:p>
              </table:table-cell>
              <table:table-cell office:value-type="string">
                <text:p>MSJF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1239737.32">
                <text:p>1239737.32</text:p>
                <draw:g>
                  <svg:desc>data.A53:data.C53</svg:desc>
                </draw:g>
              </table:table-cell>
              <table:table-cell office:value-type="float" office:value="1239737.32">
                <text:p>1239737.32</text:p>
              </table:table-cell>
              <table:table-cell office:value-type="float" office:value="1045704.64">
                <text:p>1045704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